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A000002282EF88FC0F41D2485.png" manifest:media-type="image/png"/>
  <manifest:file-entry manifest:full-path="Pictures/100002010000046C000002511E155383788E3D6E.png" manifest:media-type="image/png"/>
  <manifest:file-entry manifest:full-path="Pictures/10000201000002D1000001B31328E79ACA6F4A6F.png" manifest:media-type="image/png"/>
  <manifest:file-entry manifest:full-path="Pictures/100002010000021A0000007459B73C8E005AC5C1.png" manifest:media-type="image/png"/>
  <manifest:file-entry manifest:full-path="Pictures/10000201000001A20000016ECED3CFC8063444C6.png" manifest:media-type="image/png"/>
  <manifest:file-entry manifest:full-path="Pictures/10000201000004500000017FFDF04FE79DCDA9B3.png" manifest:media-type="image/png"/>
  <manifest:file-entry manifest:full-path="Pictures/1000020100000159000000969F5C1F37379961F0.png" manifest:media-type="image/png"/>
  <manifest:file-entry manifest:full-path="Pictures/10000201000000D2000000965DE2F2EE5A3E498A.png" manifest:media-type="image/png"/>
  <manifest:file-entry manifest:full-path="Pictures/100002010000023500000086A2C61D6DFFC6F092.png" manifest:media-type="image/png"/>
  <manifest:file-entry manifest:full-path="Pictures/10000201000000BA0000010DAB864D4B39FA964A.png" manifest:media-type="image/png"/>
  <manifest:file-entry manifest:full-path="Pictures/10000201000001590000009627C40823A95EF83D.png" manifest:media-type="image/png"/>
  <manifest:file-entry manifest:full-path="Pictures/1000020100000307000000DB0754BC3DE223B899.png" manifest:media-type="image/png"/>
  <manifest:file-entry manifest:full-path="Pictures/1000020100000235000000967A5ACDC5FA2BF16A.png" manifest:media-type="image/png"/>
  <manifest:file-entry manifest:full-path="Pictures/100002010000006F0000010DE67E37ACA6C44950.png" manifest:media-type="image/png"/>
  <manifest:file-entry manifest:full-path="Pictures/100002010000023600000060CBE5BF2FB778ACCA.png" manifest:media-type="image/png"/>
  <manifest:file-entry manifest:full-path="Pictures/1000020100000083000000504CD1D5F60BEE7D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ourier1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10.528cm, 0cm, 0cm)"/>
    </style:style>
    <style:style style:name="gr9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17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itle_20_and_20_Content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-color="#ffffff"/>
    </style:style>
    <style:style style:name="P14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20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21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22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6" style:family="text">
      <style:text-properties fo:font-variant="normal" fo:text-transform="none" fo:color="#0070c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Century Schoolbook" style:font-size-asian="28pt" style:font-style-asian="normal" style:font-weight-asian="normal" style:font-name-complex="Century Schoolbook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line draw:name="Straight Connector 10" draw:style-name="gr1" draw:text-style-name="P1" draw:layer="layout" svg:x1="12.622cm" svg:y1="9.61cm" svg:x2="33.294cm" svg:y2="9.611cm">
          <text:p/>
        </draw:line>
        <draw:custom-shape draw:name="TextBox 9" draw:style-name="gr2" draw:text-style-name="P3" draw:layer="layout" svg:width="20.216cm" svg:height="7.869cm" svg:x="12.85cm" svg:y="3.154cm">
          <text:p text:style-name="P2"><text:span text:style-name="T1">Basics of Neural Network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3" draw:layer="layout" svg:width="16.979cm" svg:height="5.331cm" svg:x="14.479cm" svg:y="10.69cm">
          <text:p text:style-name="P2"><text:span text:style-name="T2">Broadcasting in</text:span></text:p>
          <text:p text:style-name="P2"><text:span text:style-name="T2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Title 1" draw:style-name="gr4" draw:text-style-name="P3" draw:layer="layout" svg:width="12.407cm" svg:height="2.237cm" svg:x="0.442cm" svg:y="12.712cm">
            <text:p text:style-name="P4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5" draw:text-style-name="P1" draw:layer="layout" svg:width="10.667cm" svg:height="10.329cm" svg:x="1.312cm" svg:y="3.154cm">
            <draw:image xlink:href="Pictures/10000201000001A20000016ECED3CFC8063444C6.png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6" draw:layer="layout" svg:width="15.239cm" svg:height="8.572cm" svg:x="1.905cm" svg:y="3.175cm" draw:page-number="1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Broadcasting example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1cm" svg:y="-0.571cm" presentation:class="title" presentation:user-transformed="true">
          <draw:text-box>
            <text:p text:style-name="P8"><text:span text:style-name="T5">Broadcasting example</text:span></text:p>
          </draw:text-box>
        </draw:frame>
        <draw:g draw:name="Group 24" xml:id="id1" draw:id="id1">
          <draw:custom-shape draw:name="TextBox 18" draw:style-name="gr3" draw:text-style-name="P3" draw:layer="layout" svg:width="12.949cm" svg:height="1.436cm" svg:x="2.727cm" svg:y="14.649cm">
            <text:p text:style-name="P10"><text:span text:style-name="T6">cal = A.sum(axis = 0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3" draw:text-style-name="P3" draw:layer="layout" svg:width="22.432cm" svg:height="1.436cm" svg:x="2.759cm" svg:y="15.817cm">
            <text:p text:style-name="P10"><text:span text:style-name="T6">percentage = 100*A/(cal.reshape(1,4)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0">
          <draw:custom-shape draw:name="TextBox 6" draw:style-name="gr2" draw:text-style-name="P3" draw:layer="layout" svg:width="3.765cm" svg:height="1.267cm" svg:x="4.607cm" svg:y="4.927cm">
            <text:p text:style-name="P11"><text:span text:style-name="T7">Appl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2" draw:text-style-name="P3" draw:layer="layout" svg:width="2.38cm" svg:height="1.267cm" svg:x="9.28cm" svg:y="4.953cm">
            <text:p text:style-name="P11"><text:span text:style-name="T7">Bee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2" draw:text-style-name="P3" draw:layer="layout" svg:width="3.168cm" svg:height="1.267cm" svg:x="11.887cm" svg:y="4.959cm">
            <text:p text:style-name="P11"><text:span text:style-name="T7">Egg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2" draw:text-style-name="P3" draw:layer="layout" svg:width="4.159cm" svg:height="1.267cm" svg:x="15.056cm" svg:y="4.973cm">
            <text:p text:style-name="P11"><text:span text:style-name="T7">Potato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2" draw:text-style-name="P3" draw:layer="layout" svg:width="2.728cm" svg:height="1.267cm" svg:x="2.612cm" svg:y="6.156cm">
            <text:p text:style-name="P2"><text:span text:style-name="T7">Car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3" draw:text-style-name="P3" draw:layer="layout" svg:width="1.866cm" svg:height="1.267cm" svg:x="3.429cm" svg:y="8.684cm">
            <text:p text:style-name="P2"><text:span text:style-name="T7">Fa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" draw:style-name="gr7" draw:text-style-name="P3" draw:layer="layout" svg:width="7.278cm" svg:height="3.699cm" svg:x="5.337cm" svg:y="6.214cm">
            <text:p text:style-name="P10"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" draw:style-name="gr8" draw:text-style-name="P12" draw:layer="layout" svg:width="7.278cm" svg:height="3.699cm" svg:x="5.337cm" svg:y="6.214cm">
            <text:p text:style-name="P10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3" draw:text-style-name="P3" draw:layer="layout" svg:width="3.403cm" svg:height="1.267cm" svg:x="1.862cm" svg:y="7.453cm">
            <text:p text:style-name="P2"><text:span text:style-name="T7">Prote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" draw:style-name="gr2" draw:text-style-name="P3" draw:layer="layout" svg:width="28.394cm" svg:height="2.957cm" svg:x="0.916cm" svg:y="2.817cm">
          <text:p text:style-name="P10"><text:span text:style-name="T9">Calories from Carbs, Proteins, Fats in 100g of different food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3" draw:style-name="gr5" draw:text-style-name="P1" draw:layer="layout" svg:width="29.192cm" svg:height="10.124cm" svg:x="2.655cm" svg:y="4.225cm">
          <draw:image xlink:href="Pictures/10000201000004500000017FFDF04FE79DCDA9B3.png" xlink:type="simple" xlink:show="embed" xlink:actuate="onLoad">
            <text:p/>
          </draw:image>
        </draw:frame>
        <draw:frame draw:name="Ink 4" draw:style-name="gr5" draw:text-style-name="P1" draw:layer="layout" svg:width="14.233cm" svg:height="3.05cm" svg:x="8cm" svg:y="6.783cm">
          <draw:image xlink:href="Pictures/100002010000021A0000007459B73C8E005AC5C1.png" xlink:type="simple" xlink:show="embed" xlink:actuate="onLoad">
            <text:p/>
          </draw:image>
        </draw:frame>
        <draw:frame draw:name="Ink 5" draw:style-name="gr5" draw:text-style-name="P1" draw:layer="layout" svg:width="19.067cm" svg:height="11.5cm" svg:x="10.222cm" svg:y="6.906cm">
          <draw:image xlink:href="Pictures/10000201000002D1000001B31328E79ACA6F4A6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roadcasting example" draw:style-name="dp1" draw:master-page-name="Title_20_and_20_Content" presentation:presentation-page-layout-name="AL2T11">
        <draw:g draw:name="Group 29" xml:id="id5" draw:id="id5">
          <draw:custom-shape draw:name="TextBox 9" draw:style-name="gr7" draw:text-style-name="P3" draw:layer="layout" svg:width="9.574cm" svg:height="2.28cm" svg:x="22.94cm" svg:y="13.405cm">
            <text:p text:style-name="P10"><text:span text:style-name="T10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9" draw:text-style-name="P14" draw:layer="layout" svg:width="9.574cm" svg:height="2.28cm" svg:x="22.94cm" svg:y="13.405cm">
            <text:p text:style-name="P10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3" draw:text-style-name="P3" draw:layer="layout" svg:width="0.816cm" svg:height="1.605cm" svg:x="4.267cm" svg:y="13.277cm">
            <text:p text:style-name="P10"><text:span text:style-name="T10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10" draw:text-style-name="P15" draw:layer="layout" svg:width="5.838cm" svg:height="2.537cm" svg:x="1.756cm" svg:y="13.277cm">
            <text:p text:style-name="P10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11" draw:text-style-name="P3" draw:layer="layout" svg:width="3.558cm" svg:height="2.537cm" svg:x="13.488cm" svg:y="13.273cm">
            <text:p text:style-name="P10"><text:span text:style-name="T10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12" draw:text-style-name="P16" draw:layer="layout" svg:width="3.558cm" svg:height="2.537cm" svg:x="13.488cm" svg:y="13.273cm">
            <text:p text:style-name="P10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3" draw:text-style-name="P3" draw:layer="layout" svg:width="1.1cm" svg:height="1.436cm" svg:x="8.541cm" svg:y="13.819cm">
            <text:p text:style-name="P10"><text:span text:style-name="T11">+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3" draw:text-style-name="P3" draw:layer="layout" svg:width="1.189cm" svg:height="1.605cm" svg:x="21.168cm" svg:y="13.782cm">
            <text:p text:style-name="P10"><text:span text:style-name="T10">=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 xml:id="id3" draw:id="id3">
          <draw:custom-shape draw:name="TextBox 15" draw:style-name="gr11" draw:text-style-name="P3" draw:layer="layout" svg:width="9.574cm" svg:height="2.537cm" svg:x="22.94cm" svg:y="8.964cm">
            <text:p text:style-name="P10"><text:span text:style-name="T10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13" draw:text-style-name="P17" draw:layer="layout" svg:width="9.574cm" svg:height="2.537cm" svg:x="22.94cm" svg:y="8.964cm">
            <text:p text:style-name="P10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11" draw:text-style-name="P3" draw:layer="layout" svg:width="9.597cm" svg:height="1.623cm" svg:x="10.678cm" svg:y="9.115cm">
            <text:p text:style-name="P10"><text:span text:style-name="T10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14" draw:text-style-name="P18" draw:layer="layout" svg:width="9.597cm" svg:height="1.623cm" svg:x="10.678cm" svg:y="9.115cm">
            <text:p text:style-name="P10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" draw:style-name="gr3" draw:text-style-name="P3" draw:layer="layout" svg:width="0.816cm" svg:height="1.605cm" svg:x="4.267cm" svg:y="8.931cm">
            <text:p text:style-name="P10"><text:span text:style-name="T10"><text:s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" draw:style-name="gr15" draw:text-style-name="P19" draw:layer="layout" svg:width="5.838cm" svg:height="2.537cm" svg:x="1.756cm" svg:y="8.931cm">
            <text:p text:style-name="P10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" draw:style-name="gr3" draw:text-style-name="P3" draw:layer="layout" svg:width="1.1cm" svg:height="1.436cm" svg:x="8.541cm" svg:y="9.473cm">
            <text:p text:style-name="P10"><text:span text:style-name="T11">+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3" draw:text-style-name="P3" draw:layer="layout" svg:width="1.189cm" svg:height="1.605cm" svg:x="21.309cm" svg:y="9.355cm">
            <text:p text:style-name="P10"><text:span text:style-name="T10">=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0">
          <draw:custom-shape draw:name="TextBox 5" draw:style-name="gr16" draw:text-style-name="P3" draw:layer="layout" svg:width="1.878cm" svg:height="4.54cm" svg:x="3.736cm" svg:y="2.768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17" draw:text-style-name="P20" draw:layer="layout" svg:width="1.878cm" svg:height="4.54cm" svg:x="3.736cm" svg:y="2.768cm">
            <text:p text:style-name="P10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16" draw:text-style-name="P3" draw:layer="layout" svg:width="2.212cm" svg:height="1.367cm" svg:x="14.006cm" svg:y="3.602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18" draw:text-style-name="P21" draw:layer="layout" svg:width="2.212cm" svg:height="1.367cm" svg:x="14.006cm" svg:y="3.602cm">
            <text:p text:style-name="P10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" draw:style-name="gr16" draw:text-style-name="P3" draw:layer="layout" svg:width="3.143cm" svg:height="4.562cm" svg:x="26.064cm" svg:y="2.489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" draw:style-name="gr19" draw:text-style-name="P22" draw:layer="layout" svg:width="3.143cm" svg:height="4.562cm" svg:x="26.064cm" svg:y="2.489cm">
            <text:p text:style-name="P10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" draw:style-name="gr3" draw:text-style-name="P3" draw:layer="layout" svg:width="1.1cm" svg:height="1.436cm" svg:x="8.541cm" svg:y="4.388cm">
            <text:p text:style-name="P10"><text:span text:style-name="T11">+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7" draw:style-name="gr3" draw:text-style-name="P3" draw:layer="layout" svg:width="1.189cm" svg:height="1.605cm" svg:x="21.309cm" svg:y="3.959cm">
            <text:p text:style-name="P10"><text:span text:style-name="T10">=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" draw:style-name="gr20" draw:text-style-name="P23" xml:id="id2" draw:id="id2" draw:layer="layout" svg:width="10.366cm" svg:height="5.381cm" svg:x="20.275cm" svg:y="2.0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0" draw:text-style-name="P23" xml:id="id4" draw:id="id4" draw:layer="layout" svg:width="12.238cm" svg:height="4.858cm" svg:x="20.717cm" svg:y="7.6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0" draw:text-style-name="P23" xml:id="id6" draw:id="id6" draw:layer="layout" svg:width="12.238cm" svg:height="3.787cm" svg:x="20.334cm" svg:y="13.16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9" draw:layer="layout" svg:width="29.209cm" svg:height="3.681cm" svg:x="0.1cm" svg:y="-0.571cm" presentation:class="title" presentation:user-transformed="true">
          <draw:text-box>
            <text:p text:style-name="P8"><text:span text:style-name="T5">Broadcasting example</text:span></text:p>
          </draw:text-box>
        </draw:frame>
        <draw:frame draw:name="Ink 6" draw:style-name="gr5" draw:text-style-name="P1" draw:layer="layout" svg:width="29.932cm" svg:height="15.663cm" svg:x="3.308cm" svg:y="2.796cm">
          <draw:image xlink:href="Pictures/100002010000046C000002511E155383788E3D6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3">
          <draw:page-thumbnail draw:style-name="gr6" draw:layer="layout" svg:width="16.932cm" svg:height="9.524cm" svg:x="1.058cm" svg:y="1.93cm" draw:page-number="3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eneral Principle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1cm" svg:y="-0.571cm" presentation:class="title" presentation:user-transformed="true">
          <draw:text-box>
            <text:p text:style-name="P8"><text:span text:style-name="T5">General Principle</text:span></text:p>
          </draw:text-box>
        </draw:frame>
        <draw:frame draw:name="Ink 5" draw:style-name="gr5" draw:text-style-name="P1" draw:layer="layout" svg:width="24.799cm" svg:height="14.587cm" svg:x="3.996cm" svg:y="2.302cm">
          <draw:image xlink:href="Pictures/10000201000003AA000002282EF88FC0F41D2485.png" xlink:type="simple" xlink:show="embed" xlink:actuate="onLoad">
            <text:p/>
          </draw:image>
        </draw:frame>
        <presentation:notes draw:style-name="dp3">
          <draw:page-thumbnail draw:style-name="gr6" draw:layer="layout" svg:width="16.932cm" svg:height="9.524cm" svg:x="1.058cm" svg:y="1.93cm" draw:page-number="4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ourier1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307000000DB0754BC3DE223B899.png" xlink:type="simple" xlink:show="embed" xlink:actuate="onLoad"/>
    <draw:fill-image draw:name="msFillBitmap_20_10" draw:display-name="msFillBitmap 10" xlink:href="Pictures/10000201000000BA0000010DAB864D4B39FA964A.png" xlink:type="simple" xlink:show="embed" xlink:actuate="onLoad"/>
    <draw:fill-image draw:name="msFillBitmap_20_2" draw:display-name="msFillBitmap 2" xlink:href="Pictures/100002010000023500000086A2C61D6DFFC6F092.png" xlink:type="simple" xlink:show="embed" xlink:actuate="onLoad"/>
    <draw:fill-image draw:name="msFillBitmap_20_3" draw:display-name="msFillBitmap 3" xlink:href="Pictures/1000020100000159000000969F5C1F37379961F0.png" xlink:type="simple" xlink:show="embed" xlink:actuate="onLoad"/>
    <draw:fill-image draw:name="msFillBitmap_20_4" draw:display-name="msFillBitmap 4" xlink:href="Pictures/10000201000000D2000000965DE2F2EE5A3E498A.png" xlink:type="simple" xlink:show="embed" xlink:actuate="onLoad"/>
    <draw:fill-image draw:name="msFillBitmap_20_5" draw:display-name="msFillBitmap 5" xlink:href="Pictures/1000020100000235000000967A5ACDC5FA2BF16A.png" xlink:type="simple" xlink:show="embed" xlink:actuate="onLoad"/>
    <draw:fill-image draw:name="msFillBitmap_20_6" draw:display-name="msFillBitmap 6" xlink:href="Pictures/100002010000023600000060CBE5BF2FB778ACCA.png" xlink:type="simple" xlink:show="embed" xlink:actuate="onLoad"/>
    <draw:fill-image draw:name="msFillBitmap_20_7" draw:display-name="msFillBitmap 7" xlink:href="Pictures/10000201000001590000009627C40823A95EF83D.png" xlink:type="simple" xlink:show="embed" xlink:actuate="onLoad"/>
    <draw:fill-image draw:name="msFillBitmap_20_8" draw:display-name="msFillBitmap 8" xlink:href="Pictures/100002010000006F0000010DE67E37ACA6C44950.png" xlink:type="simple" xlink:show="embed" xlink:actuate="onLoad"/>
    <draw:fill-image draw:name="msFillBitmap_20_9" draw:display-name="msFillBitmap 9" xlink:href="Pictures/1000020100000083000000504CD1D5F60BEE7D9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23</meta:editing-cycles>
    <meta:creation-date>2017-06-26T19:23:23</meta:creation-date>
    <dc:date>2017-07-07T02:54:17</dc:date>
    <meta:editing-duration>PT6H17M</meta:editing-duration>
    <meta:generator>LibreOffice/5.1.6.2$Linux_X86_64 LibreOffice_project/10m0$Build-2</meta:generator>
    <meta:document-statistic meta:object-count="9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